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Object Oriented Python:</text:p>
      <text:p text:style-name="Standard"><text:a xlink:type="simple" xlink:href="https://realpython.com/instance-class-and-static-methods-demystified/" text:style-name="Internet_20_link" text:visited-style-name="Visited_20_Internet_20_Link">https://realpython.com/instance-class-and-static-methods-demystified/</text:a></text:p>
      <text:p text:style-name="Standard"/>
      <text:p text:style-name="Standard"><text:a xlink:type="simple" xlink:href="https://www.python-course.eu/python3_class_and_instance_attributes.php" text:style-name="Internet_20_link" text:visited-style-name="Visited_20_Internet_20_Link">https://www.python-course.eu/python3_class_and_instance_attributes.php</text:a></text:p>
      <text:p text:style-name="Standard"/>
      <text:p text:style-name="Standard"><text:a xlink:type="simple" xlink:href="https://easyaspython.com/mixins-for-fun-and-profit-cb9962760556" text:style-name="Internet_20_link" text:visited-style-name="Visited_20_Internet_20_Link">https://easyaspython.com/mixins-for-fun-and-profit-cb9962760556</text:a></text:p>
      <text:p text:style-name="Standard"/>
      <text:p text:style-name="Standard"><text:a xlink:type="simple" xlink:href="https://realpython.com/primer-on-python-decorators/" text:style-name="Internet_20_link" text:visited-style-name="Visited_20_Internet_20_Link">https://realpython.com/primer-on-python-decorators/</text:a></text:p>
      <text:p text:style-name="Standard"/>
      <text:p text:style-name="Standard"/>
      <text:p text:style-name="Standard">PIP, PyPI:</text:p>
      <text:p text:style-name="Standard"><text:a xlink:type="simple" xlink:href="https://pip.pypa.io/en/stable/" text:style-name="Internet_20_link" text:visited-style-name="Visited_20_Internet_20_Link">https://pip.pypa.io/en/stable/</text:a></text:p>
      <text:p text:style-name="Standard"/>
      <text:p text:style-name="Standard"><text:a xlink:type="simple" xlink:href="https://pypi.org/" text:style-name="Internet_20_link" text:visited-style-name="Visited_20_Internet_20_Link">https://pypi.org</text:a></text:p>
      <text:p text:style-name="Standard"/>
      <text:p text:style-name="Standard"><text:a xlink:type="simple" xlink:href="https://github.com/ContinuumIO/anaconda-issues/issues/1429" text:style-name="Internet_20_link" text:visited-style-name="Visited_20_Internet_20_Link">https://github.com/ContinuumIO/anaconda-issues/issues/1429</text:a></text:p>
      <text:p text:style-name="Standard"/>
      <text:p text:style-name="Standard"/>
      <text:p text:style-name="Standard">Contributing to a Github project:</text:p>
      <text:p text:style-name="Standard"><text:a xlink:type="simple" xlink:href="https://akrabat.com/the-beginners-guide-to-contributing-to-a-github-project/" text:style-name="Internet_20_link" text:visited-style-name="Visited_20_Internet_20_Link">https://akrabat.com/the-beginners-guide-to-contributing-to-a-github-project/</text:a></text:p>
      <text:p text:style-name="Standard"/>
      <text:p text:style-name="Standard"><text:a xlink:type="simple" xlink:href="https://github.com/MarcDiethelm/contributing/blob/master/README.md" text:style-name="Internet_20_link" text:visited-style-name="Visited_20_Internet_20_Link">https://github.com/MarcDiethelm/contributing/blob/master/README.md</text:a></text:p>
      <text:p text:style-name="Standard"/>
      <text:p text:style-name="Standard"/>
      <text:p text:style-name="Standard">Advanced Python OOP topics:</text:p>
      <text:p text:style-name="Standard"><text:a xlink:type="simple" xlink:href="https://realpython.com/primer-on-python-decorators/" text:style-name="Internet_20_link" text:visited-style-name="Visited_20_Internet_20_Link">https://realpython.com/primer-on-python-decorators/</text:a></text:p>
      <text:p text:style-name="Standard"/>
      <text:p text:style-name="Standard"><text:a xlink:type="simple" xlink:href="https://easyaspython.com/mixins-for-fun-and-profit-cb9962760556" text:style-name="Internet_20_link" text:visited-style-name="Visited_20_Internet_20_Link">https://easyaspython.com/mixins-for-fun-and-profit-cb9962760556</text:a></text:p>
      <text:p text:style-name="Standard"/>
      <text:p text:style-name="Standard"><text:a xlink:type="simple" xlink:href="https://lornajane.net/posts/2015/code-reviews-before-you-even-run-the-code" text:style-name="Internet_20_link" text:visited-style-name="Visited_20_Internet_20_Link">https://lornajane.net/posts/2015/code-reviews-before-you-even-run-the-code</text:a></text:p>
      <text:p text:style-name="Standard"/>
      <text:p text:style-name="Standard"><text:a xlink:type="simple" xlink:href="https://chris.beams.io/posts/git-commit/" text:style-name="Internet_20_link" text:visited-style-name="Visited_20_Internet_20_Link">https://chris.beams.io/posts/git-commit/</text:a></text:p>
      <text:p text:style-name="Standard"/>
      <text:p text:style-name="Standard"/>
      <text:p text:style-name="Standard">Semantic Versioning:</text:p>
      <text:p text:style-name="Standard"><text:a xlink:type="simple" xlink:href="https://semver.org/" text:style-name="Internet_20_link" text:visited-style-name="Visited_20_Internet_20_Link">https://semver.org/</text:a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10-03T16:41:01</meta:creation-date>
    <meta:generator>OpenOffice/4.1.4$Unix OpenOffice.org_project/414m5$Build-9788</meta:generator>
    <dc:date>2018-10-19T15:27:22</dc:date>
    <meta:editing-duration>PT1H9M59S</meta:editing-duration>
    <meta:editing-cycles>7</meta:editing-cycles>
    <meta:document-statistic meta:table-count="0" meta:image-count="0" meta:object-count="0" meta:page-count="1" meta:paragraph-count="19" meta:word-count="30" meta:character-count="859"/>
  </office:meta>
</office:document-meta>
</file>